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style:font-name="Liberation Serif" style:font-name-asian="Liberation Serif" style:font-name-complex="Liberation Serif"/>
    </style:style>
    <style:style style:name="gr1" style:family="graphic">
      <style:graphic-properties draw:textarea-horizontal-align="justify" draw:textarea-vertical-align="middle" draw:auto-grow-height="false" fo:min-height="30mm" fo:min-width="70.0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lt left 12x</text:p>
      <text:p text:style-name="Standard"><draw:custom-shape text:anchor-type="paragraph" draw:z-index="0" draw:name="CenterBack" draw:style-name="gr1" svg:width="70.02mm" svg:height="30.01mm" svg:x="30mm" svg:y="60.01mm">
     <text:p/>
     <draw:enhanced-geometry svg:viewBox="0 0 21600 21600" draw:extrusion="true" draw:extrusion-viewpoint="(0mm 0mm 250mm)" draw:extrusion-origin="0 0" draw:extrusion-skew="0 0" dr3d:projection="perspective" draw:extrusion-rotation-angle="0 60" draw:extrusion-first-light-direction="(-50000 0 10000)" draw:extrusion-second-light-direction="(50000 0 10000)" draw:extrusion-depth="10mm 0" draw:extrusion-rotation-center="(0 0 -2000)" draw:type="rectangle" draw:enhanced-path="M 0 0 L 21600 0 21600 21600 0 21600 0 0 Z N"/>
    </draw:custom-shape>center z=<text:span text:style-name="T1">−</text:span>2c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1-12-15T19:09:52.038000000</meta:creation-date>
    <dc:date>2021-12-15T20:54:58.085000000</dc:date>
    <dc:creator>Regina Henschel</dc:creator>
    <meta:editing-duration>PT28M24S</meta:editing-duration>
    <meta:editing-cycles>6</meta:editing-cycles>
    <meta:generator>LOdaily_04Dez_en/7.4.0.0.alpha0$Windows_X86_64 LibreOffice_project/4ac9032163cf55c160145373e7c41741c9c339ca</meta:generator>
    <meta:document-statistic meta:table-count="0" meta:image-count="0" meta:object-count="0" meta:page-count="1" meta:paragraph-count="2" meta:word-count="5" meta:character-count="26" meta:non-whitespace-character-count="23"/>
  </office:meta>
</office:document-meta>
</file>